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Heading_20_3">
      <style:text-properties officeooo:rsid="00109dc8" officeooo:paragraph-rsid="00109dc8"/>
    </style:style>
    <style:style style:name="P3" style:family="paragraph" style:parent-style-name="Heading_20_6">
      <style:text-properties officeooo:rsid="000e77df" officeooo:paragraph-rsid="000e77df"/>
    </style:style>
    <style:style style:name="P4" style:family="paragraph" style:parent-style-name="Heading_20_6">
      <style:text-properties officeooo:rsid="00109dc8" officeooo:paragraph-rsid="00109dc8"/>
    </style:style>
    <style:style style:name="P5" style:family="paragraph" style:parent-style-name="Heading_20_6">
      <style:text-properties officeooo:rsid="0010ba35" officeooo:paragraph-rsid="0010ba35"/>
    </style:style>
    <style:style style:name="P6" style:family="paragraph" style:parent-style-name="Text_20_body">
      <style:text-properties officeooo:rsid="000d43c9" officeooo:paragraph-rsid="000d43c9"/>
    </style:style>
    <style:style style:name="P7" style:family="paragraph" style:parent-style-name="Text_20_body" style:list-style-name="L1">
      <style:text-properties officeooo:rsid="000f99f9" officeooo:paragraph-rsid="000f99f9"/>
    </style:style>
    <style:style style:name="P8" style:family="paragraph" style:parent-style-name="Text_20_body" style:list-style-name="L2">
      <style:text-properties officeooo:rsid="000f99f9" officeooo:paragraph-rsid="000f99f9"/>
    </style:style>
    <style:style style:name="P9" style:family="paragraph" style:parent-style-name="Text_20_body" style:list-style-name="L3">
      <style:text-properties officeooo:rsid="000f99f9" officeooo:paragraph-rsid="000f99f9"/>
    </style:style>
    <style:style style:name="P10" style:family="paragraph" style:parent-style-name="Text_20_body" style:list-style-name="L4">
      <style:text-properties officeooo:rsid="000f99f9" officeooo:paragraph-rsid="000f99f9"/>
    </style:style>
    <style:style style:name="P11" style:family="paragraph" style:parent-style-name="Text_20_body">
      <style:text-properties officeooo:rsid="000f99f9" officeooo:paragraph-rsid="000f99f9"/>
    </style:style>
    <style:style style:name="P12" style:family="paragraph" style:parent-style-name="Text_20_body">
      <style:text-properties officeooo:rsid="00109dc8" officeooo:paragraph-rsid="00109dc8"/>
    </style:style>
    <style:style style:name="P13" style:family="paragraph" style:parent-style-name="Text_20_body" style:list-style-name="L5">
      <style:text-properties officeooo:rsid="00109dc8" officeooo:paragraph-rsid="00109dc8"/>
    </style:style>
    <style:style style:name="P14" style:family="paragraph" style:parent-style-name="Text_20_body" style:list-style-name="L6">
      <style:text-properties officeooo:rsid="00109dc8" officeooo:paragraph-rsid="00109dc8"/>
    </style:style>
    <style:style style:name="P15" style:family="paragraph" style:parent-style-name="Text_20_body" style:list-style-name="L7">
      <style:text-properties officeooo:rsid="00109dc8" officeooo:paragraph-rsid="00109dc8"/>
    </style:style>
    <style:style style:name="P16" style:family="paragraph" style:parent-style-name="Text_20_body" style:list-style-name="L8">
      <style:text-properties officeooo:rsid="0010ba35" officeooo:paragraph-rsid="0010ba35"/>
    </style:style>
    <style:style style:name="P17" style:family="paragraph" style:parent-style-name="Text_20_body" style:list-style-name="L9">
      <style:text-properties officeooo:rsid="0010ba35" officeooo:paragraph-rsid="0010ba35"/>
    </style:style>
    <style:style style:name="P18" style:family="paragraph" style:parent-style-name="Text_20_body" style:list-style-name="L10">
      <style:text-properties officeooo:rsid="0010ba35" officeooo:paragraph-rsid="0010ba35"/>
    </style:style>
    <style:style style:name="P19" style:family="paragraph" style:parent-style-name="Text_20_body" style:list-style-name="L11">
      <style:text-properties officeooo:rsid="0010ba35" officeooo:paragraph-rsid="0010ba35"/>
    </style:style>
    <style:style style:name="P20" style:family="paragraph" style:parent-style-name="Text_20_body" style:list-style-name="L12">
      <style:text-properties officeooo:rsid="0010ba35" officeooo:paragraph-rsid="0010ba35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0d43c9"/>
    </style:style>
    <style:style style:name="T3" style:family="text">
      <style:text-properties officeooo:rsid="000f99f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tab/><text:span text:style-name="T2">SimplizityLife Angular App</text:span></text:h>
      <text:h text:style-name="Heading_20_3" text:outline-level="3">Project Overview</text:h>
      <text:p text:style-name="P6"><text:span text:style-name="T1">SimplizityLife is a modular family organization app build with Angular and Firebase. It supports core features like calendar, chores, a rewards system, meal planning, and shopping lists. It has PWA support and can be opened on any device that has a web browser. It is based on a subscription status, giving full access to paid subscribers and limited access using route guards to those who choose to not subscribe.</text:span></text:p>
      <text:p text:style-name="P6"><text:span text:style-name="T1"/></text:p>
      <text:h text:style-name="Heading_20_3" text:outline-level="3">Current Modules</text:h>
      <text:h text:style-name="P3" text:outline-level="6">Calendar:</text:h>
      <text:list text:style-name="L1">
        <text:list-item>
          <text:p text:style-name="P7">Supports switching between month, week, and day views.</text:p>
        </text:list-item>
        <text:list-item>
          <text:p text:style-name="P7">Events are color-coded based on the assigned family member.</text:p>
        </text:list-item>
        <text:list-item>
          <text:p text:style-name="P7">Includes a default “Anyone” user for events that apply to the whole family.</text:p>
        </text:list-item>
        <text:list-item>
          <text:p text:style-name="P7">Users can add recurring events, all-day events, and timed events.</text:p>
        </text:list-item>
      </text:list>
      <text:h text:style-name="P3" text:outline-level="6">Chores <text:span text:style-name="T3">&amp; </text:span>Rewards:</text:h>
      <text:list text:style-name="L2">
        <text:list-item>
          <text:p text:style-name="P8">Users can add and assign chores to family members, each with an optional point value.</text:p>
        </text:list-item>
        <text:list-item>
          <text:p text:style-name="P8">Annual chores (e.g., tuning up the lawnmower in April) populate automatically at the start of the designated month.</text:p>
        </text:list-item>
        <text:list-item>
          <text:p text:style-name="P8">Each completed chore awards points to the assigned user.</text:p>
        </text:list-item>
        <text:list-item>
          <text:p text:style-name="P8">Points can be redeemed for custom rewards created by the family.</text:p>
        </text:list-item>
        <text:list-item>
          <text:p text:style-name="P8">Chores and points are tracked per family member.</text:p>
        </text:list-item>
      </text:list>
      <text:h text:style-name="P3" text:outline-level="6">Meal Planner:</text:h>
      <text:list text:style-name="L3">
        <text:list-item>
          <text:p text:style-name="P9">Users can create and store custom recipes.</text:p>
        </text:list-item>
        <text:list-item>
          <text:p text:style-name="P9">Recipes can be dragged into a weekly meal schedule by day and meal type (breakfast, lunch, and dinner).</text:p>
        </text:list-item>
        <text:list-item>
          <text:p text:style-name="P9">Meal plans can be built for the entire week to aid with prep and grocery planning.</text:p>
        </text:list-item>
        <text:list-item>
          <text:p text:style-name="P9">Ingredients from recipes can be added directly to the shopping list with one click.</text:p>
        </text:list-item>
      </text:list>
      <text:h text:style-name="P3" text:outline-level="6">Shopping List:</text:h>
      <text:list text:style-name="L4">
        <text:list-item>
          <text:p text:style-name="P10">Users can manually add items or import them automatically via the meal planner.</text:p>
        </text:list-item>
        <text:list-item>
          <text:p text:style-name="P10">Built-in logic prevents duplicate items from appearing in the list.</text:p>
        </text:list-item>
        <text:list-item>
          <text:p text:style-name="P10">Items can be marked as complete so that you don’t lose your place while shopping.</text:p>
        </text:list-item>
      </text:list>
      <text:p text:style-name="P11"/>
      <text:h text:style-name="P2" text:outline-level="3"><text:soft-page-break/>Stripe Integration</text:h>
      <text:p text:style-name="P12">SimplizityLife uses Stripe for secure subscription billing, with logic built using Firebase Cloud Functions. Subscriptions determine access to features via a subStatus field stored in Firebase.</text:p>
      <text:h text:style-name="P4" text:outline-level="6">Flow Overview</text:h>
      <text:list text:style-name="L5">
        <text:list-item>
          <text:p text:style-name="P13">Users begin checkout via a “Subscribe” button in the Register Family Component.</text:p>
        </text:list-item>
        <text:list-item>
          <text:p text:style-name="P13">The app calls a Firebase Function to initiate a Stripe Checkout Session.</text:p>
        </text:list-item>
        <text:list-item>
          <text:p text:style-name="P13">On success, users are redirected to confirmation pages handled in Angular.</text:p>
        </text:list-item>
        <text:list-item>
          <text:p text:style-name="P13">Stripe webhooks update Firestore in real-time based on subscription events:</text:p>
          <text:list>
            <text:list-item>
              <text:p text:style-name="P13">subscription.created</text:p>
            </text:list-item>
            <text:list-item>
              <text:p text:style-name="P13">invoice.payment_succeeded</text:p>
            </text:list-item>
            <text:list-item>
              <text:p text:style-name="P13">invoice.payment_failed</text:p>
            </text:list-item>
            <text:list-item>
              <text:p text:style-name="P13">customer.subscribtion.deleted</text:p>
            </text:list-item>
          </text:list>
        </text:list-item>
        <text:list-item>
          <text:p text:style-name="P13">The updated subStatus is used by Angular route guards to control access.</text:p>
        </text:list-item>
      </text:list>
      <text:h text:style-name="P4" text:outline-level="6">Access Logic</text:h>
      <text:list text:style-name="L6">
        <text:list-item>
          <text:p text:style-name="P14">subStatus = ‘paid’ gives full access.</text:p>
        </text:list-item>
        <text:list-item>
          <text:p text:style-name="P14">subStatus = ‘trial’ gives full access for 14 days on sign up.</text:p>
        </text:list-item>
        <text:list-item>
          <text:p text:style-name="P14">subStatus = ‘free’ or ‘expired’ gives limited access.</text:p>
        </text:list-item>
        <text:list-item>
          <text:p text:style-name="P14">The subscription.guard.ts route guard ensures protected routes are only accessible with an active or trial subscription.</text:p>
        </text:list-item>
      </text:list>
      <text:h text:style-name="P4" text:outline-level="6">Relevant Files</text:h>
      <text:list text:style-name="L7">
        <text:list-item>
          <text:p text:style-name="P15">Cloud Functions:</text:p>
          <text:list>
            <text:list-item>
              <text:p text:style-name="P15">functions/src/oncall/createCheckoutSession.ts</text:p>
            </text:list-item>
            <text:list-item>
              <text:p text:style-name="P15">functions/src/oncall/cancelSubscription.ts</text:p>
            </text:list-item>
            <text:list-item>
              <text:p text:style-name="P15">functions/src/oncall/checkSubStatus.ts</text:p>
            </text:list-item>
            <text:list-item>
              <text:p text:style-name="P15">functions/src/onrequest/stripeWebhook.ts</text:p>
            </text:list-item>
          </text:list>
        </text:list-item>
        <text:list-item>
          <text:p text:style-name="P15">Angular Services:</text:p>
          <text:list>
            <text:list-item>
              <text:p text:style-name="P15">subscription.service.ts fetches sub status and handles Stripe session initiation.</text:p>
            </text:list-item>
            <text:list-item>
              <text:p text:style-name="P15">auth.service.ts stores current user and status in memory.</text:p>
            </text:list-item>
          </text:list>
        </text:list-item>
      </text:list>
      <text:p text:style-name="P12"/>
      <text:p text:style-name="P12"/>
      <text:p text:style-name="P12"/>
      <text:h text:style-name="P2" text:outline-level="3"><text:soft-page-break/>Next Steps</text:h>
      <text:h text:style-name="P4" text:outline-level="6">Feature Expansion</text:h>
      <text:list text:style-name="L8">
        <text:list-item>
          <text:p text:style-name="P16">Develop subscription levels for individuals and partners to add to the current family model.</text:p>
        </text:list-item>
        <text:list-item>
          <text:p text:style-name="P16">Dynamic tab configuration for flexible navigation based on subscription level.</text:p>
        </text:list-item>
      </text:list>
      <text:h text:style-name="P5" text:outline-level="6">Analytics &amp; Insights</text:h>
      <text:list text:style-name="L9">
        <text:list-item>
          <text:p text:style-name="P17">Integrate custom GA4 events for subscription actions, feature usage, and upgrade flows.</text:p>
        </text:list-item>
        <text:list-item>
          <text:p text:style-name="P17">Define GA4 audiences for engaged users vs casual visitors.</text:p>
        </text:list-item>
      </text:list>
      <text:h text:style-name="P5" text:outline-level="6">Stripe Improvements</text:h>
      <text:list text:style-name="L10">
        <text:list-item>
          <text:p text:style-name="P18">Add support for plan upgrades/downgrades directly in-app.</text:p>
        </text:list-item>
        <text:list-item>
          <text:p text:style-name="P18">Display subscription metadata in user dashboard.</text:p>
        </text:list-item>
        <text:list-item>
          <text:p text:style-name="P18">Improve Stripe webhook resiliency and error logging.</text:p>
        </text:list-item>
      </text:list>
      <text:h text:style-name="P5" text:outline-level="6">Platform Readiness</text:h>
      <text:list text:style-name="L11">
        <text:list-item>
          <text:p text:style-name="P19">Polish mobile responsiveness for smaller screens and foldable devices.</text:p>
        </text:list-item>
        <text:list-item>
          <text:p text:style-name="P19">Extend documentation for new contributors or future collaborators.</text:p>
        </text:list-item>
        <text:list-item>
          <text:p text:style-name="P19">Create marketing assets (carousel screenshots, “how to use” videos, on-boarding walk-through).</text:p>
        </text:list-item>
      </text:list>
      <text:h text:style-name="P5" text:outline-level="6">Launch Milestones</text:h>
      <text:list text:style-name="L12">
        <text:list-item>
          <text:p text:style-name="P20">Finalize business website with pricing and registration funnels.</text:p>
        </text:list-item>
        <text:list-item>
          <text:p text:style-name="P20">Submit Android app via Capacitor wrapper (iOS delayed until justified by subscriber base).</text:p>
        </text:list-item>
        <text:list-item>
          <text:p text:style-name="P20">Consider Product Hunt or Reddit launch post to gather feedback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0T14:00:35.645743495</meta:creation-date>
    <dc:date>2025-07-30T15:09:27.462217895</dc:date>
    <meta:editing-duration>PT27S</meta:editing-duration>
    <meta:editing-cycles>1</meta:editing-cycles>
    <meta:document-statistic meta:table-count="0" meta:image-count="0" meta:object-count="0" meta:page-count="3" meta:paragraph-count="69" meta:word-count="627" meta:character-count="4078" meta:non-whitespace-character-count="3569"/>
    <meta:generator>LibreOffice/24.2.7.2$Linux_X86_64 LibreOffice_project/420$Build-2</meta:generator>
  </office:meta>
</office:document-meta>
</file>